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Calibri1" svg:font-family="Calibri"/>
    <style:font-face style:name="Cambria" svg:font-family="Cambria"/>
    <style:font-face style:name="inherit" svg:font-family="inherit"/>
    <style:font-face style:name="Courier New" svg:font-family="'Courier New'" style:font-family-generic="modern" style:font-pitch="fixed"/>
    <style:font-face style:name="Calibri" svg:font-family="Calibri" style:font-family-generic="swiss" style:font-pitch="variable"/>
    <style:font-face style:name="Arial"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Πίνακας1" style:family="table">
      <style:table-properties style:width="7.534cm" fo:margin-left="0cm" table:align="left" style:may-break-between-rows="true" style:writing-mode="lr-tb"/>
    </style:style>
    <style:style style:name="Πίνακας1.A" style:family="table-column">
      <style:table-column-properties style:column-width="7.534cm"/>
    </style:style>
    <style:style style:name="Πίνακας1.1" style:family="table-row">
      <style:table-row-properties style:min-row-height="0.353cm"/>
    </style:style>
    <style:style style:name="Πίνακας1.A1" style:family="table-cell">
      <style:table-cell-properties fo:background-color="#ffffff" fo:padding-left="0.191cm" fo:padding-right="0.191cm" fo:padding-top="0cm" fo:padding-bottom="0cm" fo:border="0.018cm solid #000000" fo:vertical-align="top">
        <style:background-image/>
      </style:table-cell-properties>
    </style:style>
    <style:style style:name="P1" style:family="paragraph" style:parent-style-name="Standard">
      <style:paragraph-properties fo:margin-top="0cm" fo:margin-bottom="0.353cm" fo:line-height="115%" fo:text-align="start" style:justify-single-word="false"/>
    </style:style>
    <style:style style:name="P2" style:family="paragraph" style:parent-style-name="Standard">
      <style:paragraph-properties fo:margin-top="0.847cm" fo:margin-bottom="0cm" fo:line-height="115%" fo:text-align="center" style:justify-single-word="false"/>
    </style:style>
    <style:style style:name="P3" style:family="paragraph" style:parent-style-name="Standard">
      <style:paragraph-properties fo:margin-left="0cm" fo:margin-right="-0.714cm" fo:margin-top="0cm" fo:margin-bottom="0.353cm" fo:line-height="115%" fo:text-align="start" style:justify-single-word="false" fo:text-indent="0cm" style:auto-text-indent="false"/>
    </style:style>
    <style:style style:name="P4" style:family="paragraph" style:parent-style-name="Standard">
      <style:paragraph-properties fo:margin-top="0cm" fo:margin-bottom="0.353cm" fo:line-height="115%" fo:text-align="end"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6" style:family="paragraph" style:parent-style-name="Standard">
      <style:paragraph-properties fo:margin-top="0cm" fo:margin-bottom="0.353cm" fo:line-height="115%" fo:text-align="start" style:justify-single-word="false"/>
      <style:text-properties fo:color="#4f81bd" style:font-name="Cambria" fo:font-size="13pt" fo:font-weight="bold" fo:background-color="transparent" style:font-name-asian="Cambria" style:font-name-complex="Cambria"/>
    </style:style>
    <style:style style:name="P7" style:family="paragraph" style:parent-style-name="Standard">
      <style:paragraph-properties fo:margin-top="0cm" fo:margin-bottom="0.353cm" fo:line-height="115%" fo:text-align="start" style:justify-single-word="false"/>
    </style:style>
    <style:style style:name="P8" style:family="paragraph" style:parent-style-name="Standard">
      <style:paragraph-properties fo:margin-top="0cm" fo:margin-bottom="0.353cm" fo:line-height="115%" fo:text-align="start" style:justify-single-word="false"/>
      <style:text-properties fo:language="el" fo:country="GR"/>
    </style:style>
    <style:style style:name="P9" style:family="paragraph" style:parent-style-name="Standard">
      <style:paragraph-properties fo:line-height="100%" fo:text-align="justify" style:justify-single-word="false"/>
      <style:text-properties style:use-window-font-color="true" style:font-name="Calibri1" fo:font-size="11pt" fo:font-style="italic" fo:font-weight="normal" fo:background-color="transparent" style:font-name-asian="Calibri1" style:font-name-complex="Calibri1"/>
    </style:style>
    <style:style style:name="P10" style:family="paragraph" style:parent-style-name="Standard">
      <style:paragraph-properties fo:margin-top="0.353cm" fo:margin-bottom="0cm" fo:line-height="115%" fo:text-align="start" style:justify-single-word="false"/>
      <style:text-properties fo:color="#4f81bd" style:font-name="Cambria" fo:font-size="13pt" fo:font-weight="bold" fo:background-color="transparent" style:font-name-asian="Cambria" style:font-name-complex="Cambria"/>
    </style:style>
    <style:style style:name="P11" style:family="paragraph" style:parent-style-name="Standard">
      <style:paragraph-properties fo:margin-top="0.353cm" fo:margin-bottom="0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12" style:family="paragraph" style:parent-style-name="Standard">
      <style:paragraph-properties fo:margin-top="0.353cm" fo:margin-bottom="0cm" fo:line-height="115%" fo:text-align="start" style:justify-single-word="false"/>
    </style:style>
    <style:style style:name="T1" style:family="text">
      <style:text-properties style:use-window-font-color="true" style:font-name="Calibri1" fo:font-size="11pt" fo:font-weight="normal" fo:background-color="transparent" style:font-name-asian="Calibri1" style:font-name-complex="Calibri1"/>
    </style:style>
    <style:style style:name="T2" style:family="text">
      <style:text-properties style:use-window-font-color="true" style:font-name="Calibri1" fo:font-size="11pt" fo:language="el" fo:country="GR" fo:font-weight="normal" fo:background-color="transparent" style:font-name-asian="Calibri1" style:font-name-complex="Calibri1"/>
    </style:style>
    <style:style style:name="T3" style:family="text">
      <style:text-properties style:use-window-font-color="true" style:font-name="Calibri1" fo:font-size="11pt" fo:language="en" fo:country="US" fo:font-weight="normal" fo:background-color="transparent" style:font-name-asian="Calibri1" style:font-name-complex="Calibri1"/>
    </style:style>
    <style:style style:name="T4" style:family="text">
      <style:text-properties fo:color="#365f91" style:font-name="Cambria" fo:font-size="14pt" fo:font-weight="bold" fo:background-color="transparent" style:font-name-asian="Cambria" style:font-name-complex="Cambria"/>
    </style:style>
    <style:style style:name="T5" style:family="text">
      <style:text-properties fo:color="#141b21" style:font-name="Calibri1" fo:font-size="9.75pt" fo:font-weight="normal" fo:background-color="transparent" style:font-name-asian="Calibri1" style:font-name-complex="Calibri1"/>
    </style:style>
    <style:style style:name="T6" style:family="text">
      <style:text-properties fo:font-variant="normal" fo:text-transform="none" style:use-window-font-color="true" style:font-name="Calibri1" fo:font-size="11pt" fo:letter-spacing="normal" fo:font-style="normal" fo:font-weight="normal" fo:background-color="transparent" style:font-name-asian="Calibri1" style:font-name-complex="Calibri1"/>
    </style:style>
    <style:style style:name="T7" style:family="text">
      <style:text-properties fo:font-variant="normal" fo:text-transform="none" style:use-window-font-color="true" style:font-name="Calibri1" fo:font-size="11pt" fo:letter-spacing="normal" fo:language="en" fo:country="US" fo:font-style="normal" fo:font-weight="normal" fo:background-color="transparent" style:font-name-asian="Calibri1"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2"><text:span text:style-name="T4">Αναφορά Εργαστηρίου 5</text:span></text:p>
      <text:p text:style-name="P3"><text:span text:style-name="T1">Ομάδα </text:span><text:span text:style-name="T5">LAB20130164</text:span></text:p>
      <table:table table:name="Πίνακας1" table:style-name="Πίνακας1">
        <table:table-column table:style-name="Πίνακας1.A"/>
        <table:table-row table:style-name="Πίνακας1.1">
          <table:table-cell table:style-name="Πίνακας1.A1" office:value-type="string">
            <text:p text:style-name="P9">Δημήτρης Καραμπάσογλου</text:p>
          </table:table-cell>
        </table:table-row>
        <table:table-row table:style-name="Πίνακας1.1">
          <table:table-cell table:style-name="Πίνακας1.A1" office:value-type="string">
            <text:p text:style-name="P9">Μανώλης Πετράκος</text:p>
          </table:table-cell>
        </table:table-row>
      </table:table>
      <text:p text:style-name="P10">Προεργασία <text:s/></text:p>
      <text:p text:style-name="P12"><text:span text:style-name="T1">Σκοπός του εργαστηρίου είναι δημιουργία αναδρομικών συναρτήσεων με τη χρήση στοίβας σε Assembly. </text:span></text:p>
      <text:p text:style-name="P10">Περιγραφή Ζητούμενων</text:p>
      <text:p text:style-name="P1"><text:span text:style-name="T1">Για την 5η εργαστηριακή άσκηση μας ζητήθηκε να δημιουργήσουμε ένα πρόγραμμα σε γλώσσα Assembly το οποίο θα υποστήριζε τις εξής λειτουργίες:</text:span></text:p>
      <text:p text:style-name="P5">1) <text:s text:c="4"/>Εισαγωγή στοιχείου στο τέλος της λίστας.</text:p>
      <text:p text:style-name="P5">2) <text:s text:c="4"/>Διαγραφή του τελευταίου στοιχείου της λίστας.</text:p>
      <text:p text:style-name="P1"><text:span text:style-name="T1">3) <text:s text:c="4"/>Εκτύπωση ενός συγκεκριμένου στοιχείου της λίστας.</text:span></text:p>
      <text:p text:style-name="P1"><text:span text:style-name="T1">4) <text:s text:c="4"/>Εκτύπωση </text:span><text:span text:style-name="T2">του πλήθους των </text:span><text:span text:style-name="T1"><text:s/>στοιχεί</text:span><text:span text:style-name="T2">ων</text:span><text:span text:style-name="T1"> της λίστας.</text:span></text:p>
      <text:p text:style-name="P1"><text:span text:style-name="T1">5) <text:s text:c="4"/>Εκτύπωση </text:span><text:span text:style-name="T2">του</text:span><text:span text:style-name="T1"> στοιχείου της λίστας </text:span><text:span text:style-name="T2">με την χαμηλότερη τιμή</text:span><text:span text:style-name="T1">.</text:span></text:p>
      <text:p text:style-name="P1"><text:span text:style-name="T1">6) <text:s text:c="4"/>Εκτύπωση </text:span><text:span text:style-name="T2">του παραγοντικού</text:span><text:span text:style-name="T1"> ενός συγκεκριμένου στοιχείου της λίστας.</text:span></text:p>
      <text:p text:style-name="P10"/>
      <text:p text:style-name="P10">Περιγραφής της Εκτέλεσης </text:p>
      <text:p text:style-name="P1"><text:span text:style-name="T1">Αρχικά στο πρόγραμμά μας δημιουργήσαμε μια λίστα με συγκεκριμένο αριθμό στοιχείων έως 100 το οποίο κάναμε με τις εντολές .space 800 και .align 2 με τις οποίες δεσμεύσαμε χώρο για 800 bytes, 8 για κάθε κόμβο (id και value).</text:span></text:p>
      <text:p text:style-name="P1"><text:span text:style-name="T1"><text:s/>Για να εισάγουμε στοιχείο στο τέλος της λίστας ρωτούσαμε τον χρήστη ποιο στοιχείο θέλει βάλει, το περνούσαμε στην συνάρτηση μέσω του καταχωρητή $a0, ελέγχαμε αν υπάρχει αρκετός χώρος και έπειτα εισάγαμε τον αριθμό στο τέλος της λίστας με την εντολή sw. Τέλος επιστρεφόταν στην main τα νέο counter και head ώστε να ξέρουμε πόσα στοιχεία υπάρχουν στην λίστα και σε ποια θέση της λίστας βρισκόμαστε.</text:span></text:p>
      <text:p text:style-name="P1"><text:span text:style-name="T1">Όταν ο χρήστης επιλέξει να γίνει διαγραφή του τελευταίου στοιχείου τη λίστας, με τους καταχωρητές a0 και a1 περνάμε την διεύθυνση του τελευταίου στοιχείου της λίστας και του μετρητή. <text:s/>Αν δεν υπάρχει στοιχείο στη λίστα εμφανίζεται κατάλληλο μήνυμα και σταματάει η λειτουργία της συνάρτησης. Εφόσον συνεχίσει, μειώνουμε τον μετρητή κατά 1 και την διεύθυνση κατά 8. Τέλος εμφανίζεται μήνυμα για την επιτυχία διαγραφής και επιστρέφονται οι καινούργιες τιμές με τους καταχωρητές v0 και v1.</text:span></text:p>
      <text:p text:style-name="P1"><text:span text:style-name="T1">Όταν επιλέξει ο χρήστης να γίνει εμφάνιση ενός στοιχείου του ζητείται πρώτα να επιλέξει πιο θέλει. Ύστερα με τους καταχωρητές a0-a3 περνάμε την επιλογή, τον μετρητή της λίστας και την διεύθυνση της λίστας. Στη συνάρτηση πρώτα γίνεται ένας έλεγχος μεταξύ του μετρητή και της επιλογής για να δούμε αν </text:span><text:soft-page-break/><text:span text:style-name="T1">υπάρχει αντικείμενο σε αυτήν τη θέση και σε περίπτωση αποτυχίας εμφανίζεται το κατάλληλο μήνυμα και τελειώνει η λειτουργία της συνάρτησης. Εφόσον ο έλεγχος είναι επιτυχής η συνάρτηση συνεχίζει. Πρώτα πηγαίνει στη σωστή θέση της μνήμης και τέλος εμφανίζει το id και το value. Η προσπέλαση της μνήμης γίνεται προσθέτοντας τον αριθμό 8 επί την επιλογή του χρήστη στη διεύθυνση της λίστας. Το id είναι στην διεύθυνση που δείχνει το αποτέλεσμα και το value 4 bytes πιο μετά.</text:span></text:p>
      <text:p text:style-name="P8"><text:span text:style-name="T1">Για να εκτυπώσουμε τον αριθμό στοιχειών της λίστας απλά περνάμε στον καταχωρητή α0 την τιμή του μετρητή, καλούμε την συνάρτηση και με την </text:span><text:span text:style-name="T3">syscall </text:span><text:span text:style-name="T1">εμφανίζεται το πλήθος στην οθόνη.</text:span></text:p>
      <text:p text:style-name="P8"><text:span text:style-name="T1">Η διαδικασία για να εμφανίσουμε το ελάχιστο ξεκινάει περνώντας στους καταχωρητές α0, α1 την διεύθυνση του πίνακα και την τιμή του μετρητή εφόσον η λίστα δεν είναι άδεια. Αφού μπούμε στη συνάρτηση μηδενίζουμε έναν </text:span><text:bookmark text:name="tw-target-text"/><text:span text:style-name="T6">προσωρινό καταχωρητή και σε ένα δεύτερο βάζουμε την τιμή 0x7FFFFFFF (ο μεγαλύτερος αριθμός που χωράει). <text:s/>Μετά συγκρίνουμε την τιμή του κάθε στοιχείου με τον την τιμή του δεύτερου καταχωρητή και αν είναι μικρότερη τότε περνάμε στον καταχωρητή την τιμή του στοιχείου και στον πρώτο καταχωρητή περνάμε την διεύθυνσή του. Επίσης αυξάνουμε την διεύθυνση κατά 8 και μειώνουμε τον μετρητή κατά 1. Αυτό συνεχίζεται μέχρι να να γίνει ο μετρητής 0 και φτάσει στο τελευταίο στοιχείο της λίστας. Τέλος εμφανίζουμε το </text:span><text:span text:style-name="T7">value </text:span><text:span text:style-name="T6">και το </text:span><text:span text:style-name="T7">id </text:span><text:span text:style-name="T6">του στοιχείου.</text:span></text:p>
      <text:p text:style-name="P8"><text:span text:style-name="T6">Στην αναδρομή περνάμε την διεύθυνση της λίστας, την επιλογή του χρήστη και εφόσον υπάρχει στοιχείο σε αυτήν τη θέση συνεχίζουμε. Με το που μπούμε στην συνάρτηση αποθηκεύουμε στη στοίβα τον </text:span><text:span text:style-name="T7">ra. </text:span><text:span text:style-name="T6"><text:s/>Μετά πολλαπλασιάζουμε το </text:span><text:span text:style-name="T7">value </text:span><text:span text:style-name="T6">με το </text:span><text:span text:style-name="T7">value-1. </text:span><text:span text:style-name="T6">Ύστερα μειώνουμε το <text:s/></text:span><text:span text:style-name="T7">value </text:span><text:span text:style-name="T6">κατά 1 και αν αυτό ισούται με το 1 τότε σταματάμε την αναδρομή και κατεβάζουμε τη λίστα ώστε να πάρουμε την σωστή διεύθυνση για τον </text:span><text:span text:style-name="T7">ra. </text:span><text:span text:style-name="T6">Αν δεν είναι ίσο με το 1 τότε ξανακαλούμε τη συνάρτηση και συνεχίζουμε με τον ίδιο τρόπο. Με το που τελειώσουμε εμφανίζουμε το αποτέλεσμα.</text:span></text:p>
      <text:p text:style-name="P1"><text:span text:style-name="T1"/></text:p>
      <text:p text:style-name="P6">Συμπεράσματα</text:p>
      <text:p text:style-name="P1"><text:span text:style-name="T1">Στο εργαστήριο αυτό μάθαμε </text:span><text:span text:style-name="T2">να χρησιμοποιούμε την αναδρομή σε </text:span><text:span text:style-name="T3">assembly , </text:span><text:span text:style-name="T2">πως λειτουργεί η στοίβα και πως διαχωρίζονται οι καταχωρητές σε </text:span><text:span text:style-name="T3">calee-save </text:span><text:span text:style-name="T2">και </text:span><text:span text:style-name="T3">caller-save. </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Calibri1" svg:font-family="Calibri"/>
    <style:font-face style:name="Cambria" svg:font-family="Cambria"/>
    <style:font-face style:name="inherit" svg:font-family="inherit"/>
    <style:font-face style:name="Courier New" svg:font-family="'Courier New'" style:font-family-generic="modern" style:font-pitch="fixed"/>
    <style:font-face style:name="Calibri" svg:font-family="Calibri" style:font-family-generic="swiss" style:font-pitch="variable"/>
    <style:font-face style:name="Arial"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ext_20_body" style:display-name="Text body" style:family="paragraph" style:parent-style-name="Standard" style:class="text">
      <style:paragraph-properties fo:margin-top="0cm" fo:margin-bottom="0.499cm"/>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12-11T19:16:16.40</dc:date>
    <meta:editing-duration>PT1H16M12S</meta:editing-duration>
    <meta:editing-cycles>3</meta:editing-cycles>
    <meta:generator>OpenOffice/4.1.2$Win32 OpenOffice.org_project/412m3$Build-9782</meta:generator>
    <meta:document-statistic meta:table-count="1" meta:image-count="0" meta:object-count="0" meta:page-count="2" meta:paragraph-count="24" meta:word-count="667" meta:character-count="4230"/>
  </office:meta>
</office:document-meta>
</file>